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63d" officeooo:paragraph-rsid="001a363d"/>
    </style:style>
    <style:style style:name="P2" style:family="paragraph" style:parent-style-name="Standard">
      <style:text-properties officeooo:paragraph-rsid="001a363d"/>
    </style:style>
    <style:style style:name="P3" style:family="paragraph" style:parent-style-name="Standard">
      <style:text-properties fo:font-weight="bold" officeooo:rsid="001a363d" officeooo:paragraph-rsid="001a363d" style:font-weight-asian="bold" style:font-weight-complex="bold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rsid="001a363d" officeooo:paragraph-rsid="001a363d" style:font-weight-asian="bold" style:font-weight-complex="bold"/>
    </style:style>
    <style:style style:name="P5" style:family="paragraph" style:parent-style-name="Standard">
      <style:text-properties fo:font-weight="bold" officeooo:rsid="00230c8e" officeooo:paragraph-rsid="00230c8e" style:font-weight-asian="bold" style:font-weight-complex="bold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rsid="00230c8e" officeooo:paragraph-rsid="00230c8e" style:font-weight-asian="bold" style:font-weight-complex="bold"/>
    </style:style>
    <style:style style:name="P7" style:family="paragraph" style:parent-style-name="Standard">
      <style:text-properties fo:font-weight="bold" officeooo:rsid="0028f0c0" officeooo:paragraph-rsid="0028f0c0" style:font-weight-asian="bold" style:font-weight-complex="bold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e4099" officeooo:paragraph-rsid="001e4099"/>
    </style:style>
    <style:style style:name="P9" style:family="paragraph" style:parent-style-name="Standard">
      <style:text-properties fo:color="#a9b7c6" loext:opacity="100%" style:font-name="JetBrains Mono" fo:font-size="10pt" fo:font-style="normal" fo:font-weight="normal" officeooo:paragraph-rsid="001a363d" style:font-size-asian="10pt" style:font-style-asian="normal" style:font-weight-asian="normal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30c8e" officeooo:paragraph-rsid="00230c8e" style:font-size-asian="10pt" style:font-style-asian="normal" style:font-weight-asian="normal" style:font-weight-complex="bold"/>
    </style:style>
    <style:style style:name="P11" style:family="paragraph" style:parent-style-name="Standard">
      <style:text-properties fo:font-weight="normal" officeooo:rsid="001a363d" officeooo:paragraph-rsid="001a363d" style:font-weight-asian="normal" style:font-weight-complex="normal"/>
    </style:style>
    <style:style style:name="P12" style:family="paragraph" style:parent-style-name="Standard">
      <style:text-properties fo:font-weight="normal" officeooo:rsid="001e4099" officeooo:paragraph-rsid="001e4099" style:font-weight-asian="normal" style:font-weight-complex="normal"/>
    </style:style>
    <style:style style:name="P13" style:family="paragraph" style:parent-style-name="Standard">
      <style:text-properties fo:font-weight="normal" officeooo:rsid="00230c8e" officeooo:paragraph-rsid="00230c8e" style:font-weight-asian="normal" style:font-weight-complex="normal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rsid="00230c8e" officeooo:paragraph-rsid="00230c8e" style:font-weight-asian="normal" style:font-weight-complex="normal"/>
    </style:style>
    <style:style style:name="P15" style:family="paragraph" style:parent-style-name="Standard">
      <style:text-properties fo:font-weight="normal" officeooo:rsid="0028f0c0" officeooo:paragraph-rsid="0028f0c0" style:font-weight-asian="normal" style:font-weight-complex="normal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rsid="0028f0c0" officeooo:paragraph-rsid="0028f0c0" style:font-weight-asian="normal" style:font-weight-complex="normal"/>
    </style:style>
    <style:style style:name="P17" style:family="paragraph" style:parent-style-name="Standard">
      <style:text-properties fo:font-weight="normal" officeooo:rsid="002ab3f4" officeooo:paragraph-rsid="002ab3f4" style:font-weight-asian="normal" style:font-weight-complex="normal"/>
    </style:style>
    <style:style style:name="P18" style:family="paragraph" style:parent-style-name="Standard">
      <style:text-properties fo:font-weight="normal" officeooo:rsid="002bbeff" officeooo:paragraph-rsid="002bbeff" style:font-weight-asian="normal" style:font-weight-complex="normal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rsid="002bbeff" officeooo:paragraph-rsid="002bbeff" style:font-weight-asian="normal" style:font-weight-complex="normal"/>
    </style:style>
    <style:style style:name="P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e8bf6a" loext:opacity="100%" style:font-name="JetBrains Mono" fo:font-size="10pt" fo:font-style="normal" fo:font-weight="normal" officeooo:rsid="00230c8e" officeooo:paragraph-rsid="00230c8e" style:font-size-asian="10pt" style:font-style-asian="normal" style:font-weight-asian="normal" style:font-weight-complex="normal"/>
    </style:style>
    <style:style style:name="P21" style:family="paragraph" style:parent-style-name="Standard" style:list-style-name="L1">
      <style:text-properties officeooo:rsid="001a363d" officeooo:paragraph-rsid="001a363d"/>
    </style:style>
    <style:style style:name="P22" style:family="paragraph" style:parent-style-name="Standard" style:list-style-name="L1">
      <style:text-properties fo:font-weight="normal" officeooo:rsid="001e4099" officeooo:paragraph-rsid="001e4099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230c8e" officeooo:paragraph-rsid="00230c8e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28f0c0" officeooo:paragraph-rsid="0028f0c0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ab3f4" officeooo:paragraph-rsid="002ab3f4" style:font-weight-asian="normal" style:font-weight-complex="normal"/>
    </style:style>
    <style:style style:name="T1" style:family="text">
      <style:text-properties officeooo:rsid="001a363d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8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4099" style:font-weight-asian="normal" style:font-weight-complex="normal"/>
    </style:style>
    <style:style style:name="T1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e8bf6a" loext:opacity="100%" style:font-name="JetBrains Mono" fo:font-size="10pt" fo:font-style="normal" style:font-size-asian="10pt" style:font-style-asian="normal"/>
    </style:style>
    <style:style style:name="T13" style:family="text">
      <style:text-properties fo:color="#bababa" loext:opacity="100%" style:font-name="JetBrains Mono" fo:font-size="10pt" fo:font-style="normal" style:font-size-asian="10pt" style:font-style-asian="normal"/>
    </style:style>
    <style:style style:name="T14" style:family="text">
      <style:text-properties fo:color="#a5c261" loext:opacity="100%" style:font-name="JetBrains Mono" fo:font-size="10pt" fo:font-style="normal" style:font-size-asian="10pt" style:font-style-asian="normal"/>
    </style:style>
    <style:style style:name="T15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4558d" loext:opacity="100%" style:font-name="JetBrains Mono" fo:font-size="10pt" fo:font-style="normal" style:font-size-asian="10pt" style:font-style-asian="normal"/>
    </style:style>
    <style:style style:name="T20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3" style:family="text">
      <style:text-properties fo:color="#8888c6" loext:opacity="100%" style:font-name="JetBrains Mono" fo:font-size="10pt" fo:font-style="normal" style:font-size-asian="10pt" style:font-style-asian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ndo um projeto padrão no Django</text:p>
      <text:p text:style-name="P1"/>
      <text:p text:style-name="P1"/>
      <text:list xml:id="list3922244735" text:style-name="L1">
        <text:list-item>
          <text:p text:style-name="P21">Pip install</text:p>
          <text:p text:style-name="P21"/>
        </text:list-item>
      </text:list>
      <text:p text:style-name="P2"><text:span text:style-name="T1">pip install django </text:span><text:span text:style-name="T2">gunicorn psycopg2-binary dj-static django-stdimage</text:span></text:p>
      <text:p text:style-name="P9">pip freeze &gt; requirements.txt</text:p>
      <text:p text:style-name="P1"/>
      <text:list xml:id="list131334407237195" text:continue-numbering="true" text:style-name="L1">
        <text:list-item>
          <text:p text:style-name="P21">Criando projeto e aplicativo</text:p>
        </text:list-item>
      </text:list>
      <text:p text:style-name="P1"/>
      <text:p text:style-name="P1">django-admin startproject djangoBase .</text:p>
      <text:p text:style-name="P1">Django-admin startapp core</text:p>
      <text:p text:style-name="P1"/>
      <text:list xml:id="list131333095117130" text:continue-numbering="true" text:style-name="L1">
        <text:list-item>
          <text:p text:style-name="P21">Configurando settings.py</text:p>
        </text:list-item>
      </text:list>
      <text:p text:style-name="P1"/>
      <text:p text:style-name="P4"><text:span text:style-name="T2">ALLOWED_HOSTS = [</text:span><text:span text:style-name="T4">'*'</text:span><text:span text:style-name="T2">]</text:span></text:p>
      <text:p text:style-name="P3"/>
      <text:p text:style-name="P4"><text:span text:style-name="T2">INSTALLED_APPS = [</text:span><text:line-break/><text:span text:style-name="T2"> <text:s text:c="3"/></text:span><text:span text:style-name="T4">'django.contrib.admin'</text:span><text:span text:style-name="T6">,</text:span><text:line-break/><text:span text:style-name="T6"> <text:s text:c="3"/></text:span><text:span text:style-name="T4">'django.contrib.auth'</text:span><text:span text:style-name="T6">,</text:span><text:line-break/><text:span text:style-name="T6"> <text:s text:c="3"/></text:span><text:span text:style-name="T4">'django.contrib.contenttypes'</text:span><text:span text:style-name="T6">,</text:span><text:line-break/><text:span text:style-name="T6"> <text:s text:c="3"/></text:span><text:span text:style-name="T4">'django.contrib.sessions'</text:span><text:span text:style-name="T6">,</text:span><text:line-break/><text:span text:style-name="T6"> <text:s text:c="3"/></text:span><text:span text:style-name="T4">'django.contrib.messages'</text:span><text:span text:style-name="T6">,</text:span><text:line-break/><text:span text:style-name="T6"> <text:s text:c="3"/></text:span><text:span text:style-name="T4">'django.contrib.staticfiles'</text:span><text:span text:style-name="T6">,</text:span><text:line-break/><text:span text:style-name="T6"> <text:s text:c="3"/></text:span><text:span text:style-name="T4">'core'</text:span><text:span text:style-name="T6">,</text:span><text:line-break/><text:span text:style-name="T2">]</text:span></text:p>
      <text:p text:style-name="P3"/>
      <text:p text:style-name="P4"><text:span text:style-name="T2">TEMPLATES = [</text:span><text:line-break/><text:span text:style-name="T2"> <text:s text:c="3"/>{</text:span><text:line-break/><text:span text:style-name="T2"> <text:s text:c="7"/></text:span><text:span text:style-name="T4">'BACKEND'</text:span><text:span text:style-name="T2">: </text:span><text:span text:style-name="T4">'django.template.backends.django.DjangoTemplates'</text:span><text:span text:style-name="T6">,</text:span><text:line-break/><text:span text:style-name="T6"> <text:s text:c="7"/></text:span><text:span text:style-name="T4">'DIRS'</text:span><text:span text:style-name="T2">: [</text:span><text:span text:style-name="T4">'templates'</text:span><text:span text:style-name="T2">]</text:span><text:span text:style-name="T6">,</text:span><text:line-break/><text:span text:style-name="T6"> <text:s text:c="7"/></text:span><text:span text:style-name="T4">'APP_DIRS'</text:span><text:span text:style-name="T2">: </text:span><text:span text:style-name="T6">True,</text:span><text:line-break/><text:span text:style-name="T6"> <text:s text:c="7"/></text:span><text:span text:style-name="T4">'OPTIONS'</text:span><text:span text:style-name="T2">: {</text:span><text:line-break/><text:span text:style-name="T2"> <text:s text:c="11"/></text:span><text:span text:style-name="T4">'context_processors'</text:span><text:span text:style-name="T2">: [</text:span><text:line-break/><text:span text:style-name="T2"> <text:s text:c="15"/></text:span><text:span text:style-name="T4">'django.template.context_processors.debug'</text:span><text:span text:style-name="T6">,</text:span><text:line-break/><text:span text:style-name="T6"> <text:s text:c="15"/></text:span><text:span text:style-name="T4">'django.template.context_processors.request'</text:span><text:span text:style-name="T6">,</text:span><text:line-break/><text:span text:style-name="T6"> <text:s text:c="15"/></text:span><text:span text:style-name="T4">'django.contrib.auth.context_processors.auth'</text:span><text:span text:style-name="T6">,</text:span><text:line-break/><text:span text:style-name="T6"> <text:s text:c="15"/></text:span><text:span text:style-name="T4">'django.contrib.messages.context_processors.messages'</text:span><text:span text:style-name="T6">,</text:span><text:line-break/><text:span text:style-name="T6"> <text:s text:c="11"/></text:span><text:span text:style-name="T2">]</text:span><text:span text:style-name="T6">,</text:span><text:line-break/><text:span text:style-name="T6"> <text:s text:c="7"/></text:span><text:span text:style-name="T2">}</text:span><text:span text:style-name="T6">,</text:span><text:line-break/><text:span text:style-name="T6"> <text:s text:c="3"/></text:span><text:span text:style-name="T2">}</text:span><text:span text:style-name="T6">,</text:span><text:line-break/><text:span text:style-name="T2">]</text:span></text:p>
      <text:p text:style-name="P3"/>
      <text:p text:style-name="P4"><text:line-break/><text:span text:style-name="T2">LANGUAGE_CODE = </text:span><text:span text:style-name="T4">'pt-br'</text:span><text:line-break/><text:line-break/><text:span text:style-name="T2">TIME_ZONE = </text:span><text:span text:style-name="T4">'America/Araguaina'</text:span><text:line-break/><text:line-break/></text:p>
      <text:p text:style-name="P3"/>
      <text:p text:style-name="P4"><text:bookmark-start text:name="__DdeLink__1803_613422522"/><text:bookmark-start text:name="__DdeLink__1814_1645326839"/><text:span text:style-name="T2">MEDIA_URL = </text:span><text:span text:style-name="T4">'media/'</text:span><text:line-break/><text:span text:style-name="T2">STATIC_ROOT = os.path.join(BASE_DIR</text:span><text:span text:style-name="T6">,</text:span><text:span text:style-name="T4">'staticfiles'</text:span><text:span text:style-name="T2">)</text:span><text:line-break/><text:span text:style-name="T2">MEDIA_ROOT = os.path.join(BASE_DIR</text:span><text:span text:style-name="T6">,</text:span><text:span text:style-name="T4">'media'</text:span><text:span text:style-name="T2">)</text:span><text:bookmark-end text:name="__DdeLink__1803_613422522"/><text:bookmark-end text:name="__DdeLink__1814_1645326839"/><text:line-break/></text:p>
      <text:p text:style-name="P3"/>
      <text:list xml:id="list131332900442154" text:continue-numbering="true" text:style-name="L1">
        <text:list-item>
          <text:p text:style-name="P21">Criando os diretórios</text:p>
        </text:list-item>
      </text:list>
      <text:p text:style-name="P1"/>
      <text:p text:style-name="P1"><text:soft-page-break/>Dentro do app ‘core’ crie uma pasta chamada ‘static’ e outra chamada ‘templates’</text:p>
      <text:p text:style-name="P1"/>
      <text:list xml:id="list131332471840571" text:continue-numbering="true" text:style-name="L1">
        <text:list-item>
          <text:p text:style-name="P21">Arquivos html</text:p>
          <text:p text:style-name="P21"/>
        </text:list-item>
      </text:list>
      <text:p text:style-name="P1"><text:span text:style-name="T9">Crie um arquivo index.html dentro da pasta ‘</text:span><text:span text:style-name="T10">t</text:span><text:span text:style-name="T9">emplates’</text:span></text:p>
      <text:p text:style-name="P11"/>
      <text:list xml:id="list131334165446150" text:continue-numbering="true" text:style-name="L1">
        <text:list-item>
          <text:p text:style-name="P22">Configurando o arquivo views.py</text:p>
          <text:p text:style-name="P22"/>
        </text:list-item>
      </text:list>
      <text:p text:style-name="P8"><text:bookmark-start text:name="__DdeLink__1807_613422522"/><text:span text:style-name="T7">from </text:span><text:span text:style-name="T2">django.views.generic </text:span><text:span text:style-name="T6">import </text:span><text:span text:style-name="T2">TemplateView</text:span><text:line-break/><text:line-break/><text:span text:style-name="T6">class </text:span><text:span text:style-name="T2">IndexView(TemplateView):</text:span><text:line-break/><text:span text:style-name="T2"> <text:s text:c="3"/>template_name = </text:span><text:span text:style-name="T4">'index.html'</text:span><text:bookmark-end text:name="__DdeLink__1807_613422522"/></text:p>
      <text:p text:style-name="P12"/>
      <text:list xml:id="list131333462954336" text:continue-numbering="true" text:style-name="L1">
        <text:list-item>
          <text:p text:style-name="P22">Configurando os arquivos urls.py</text:p>
        </text:list-item>
      </text:list>
      <text:p text:style-name="P12"/>
      <text:p text:style-name="P12">dentro do arquivo urls.py da raiz do projeto, digite:</text:p>
      <text:p text:style-name="P12"/>
      <text:p text:style-name="P8"><text:line-break/><text:span text:style-name="T6">from </text:span><text:span text:style-name="T2">django.contrib </text:span><text:span text:style-name="T6">import </text:span><text:span text:style-name="T2">admin</text:span><text:line-break/><text:span text:style-name="T6">from </text:span><text:span text:style-name="T2">django.urls </text:span><text:span text:style-name="T6">import </text:span><text:span text:style-name="T2">path</text:span><text:span text:style-name="T6">, </text:span><text:span text:style-name="T2">include</text:span><text:line-break/><text:line-break/><text:bookmark-start text:name="__DdeLink__1813_613422522"/><text:span text:style-name="T6">from </text:span><text:span text:style-name="T2">django.conf.urls.static </text:span><text:span text:style-name="T6">import </text:span><text:span text:style-name="T2">static</text:span><text:line-break/><text:span text:style-name="T6">from </text:span><text:span text:style-name="T2">django.conf </text:span><text:span text:style-name="T6">import </text:span><text:span text:style-name="T2">settings</text:span><text:bookmark-end text:name="__DdeLink__1813_613422522"/><text:line-break/><text:line-break/><text:span text:style-name="T2">urlpatterns = [</text:span><text:line-break/><text:span text:style-name="T2"> <text:s text:c="3"/>path(</text:span><text:span text:style-name="T4">'admin/'</text:span><text:span text:style-name="T6">, </text:span><text:span text:style-name="T2">admin.site.urls)</text:span><text:span text:style-name="T6">,</text:span><text:line-break/><text:span text:style-name="T6"> <text:s text:c="3"/></text:span><text:span text:style-name="T2">path(</text:span><text:span text:style-name="T4">''</text:span><text:span text:style-name="T6">, </text:span><text:span text:style-name="T2">include(</text:span><text:span text:style-name="T4">'core.urls'</text:span><text:span text:style-name="T2">))</text:span><text:span text:style-name="T6">,</text:span><text:line-break/><text:span text:style-name="T2">] </text:span><text:bookmark-start text:name="__DdeLink__1809_613422522"/><text:span text:style-name="T2">+ static(settings.MEDIA_URL</text:span><text:span text:style-name="T6">, </text:span><text:span text:style-name="T11">document_root</text:span><text:span text:style-name="T2">=settings.MEDIA_ROOT)</text:span><text:bookmark-end text:name="__DdeLink__1809_613422522"/><text:line-break/></text:p>
      <text:p text:style-name="P12"/>
      <text:p text:style-name="P12">Agora, dentro do app ‘core’ crie um arquivo chamado urls.py e digite:</text:p>
      <text:p text:style-name="P12"/>
      <text:p text:style-name="P8"><text:bookmark-start text:name="__DdeLink__1827_613422522"/><text:span text:style-name="T7">from </text:span><text:span text:style-name="T2">django.urls </text:span><text:span text:style-name="T6">import </text:span><text:span text:style-name="T2">path</text:span><text:line-break/><text:line-break/><text:span text:style-name="T6">from </text:span><text:span text:style-name="T2">.views </text:span><text:span text:style-name="T6">import </text:span><text:span text:style-name="T2">IndexView</text:span><text:line-break/><text:line-break/><text:span text:style-name="T2">urlpatterns = [</text:span><text:line-break/><text:span text:style-name="T2"> <text:s text:c="3"/>path(</text:span><text:span text:style-name="T4">''</text:span><text:span text:style-name="T6">,</text:span><text:span text:style-name="T2">IndexView.as_view()</text:span><text:span text:style-name="T6">,</text:span><text:span text:style-name="T11">name </text:span><text:span text:style-name="T2">= </text:span><text:span text:style-name="T4">'index'</text:span><text:span text:style-name="T2">)</text:span><text:span text:style-name="T6">,</text:span><text:line-break/><text:span text:style-name="T2">]</text:span><text:bookmark-end text:name="__DdeLink__1827_613422522"/></text:p>
      <text:p text:style-name="P12"/>
      <text:list xml:id="list131333104621237" text:continue-numbering="true" text:style-name="L1">
        <text:list-item>
          <text:p text:style-name="P23">Estruturas Básicas dos HTMLS</text:p>
        </text:list-item>
      </text:list>
      <text:p text:style-name="P13">Exemplos</text:p>
      <text:p text:style-name="P13"/>
      <text:p text:style-name="P14"><text:bookmark-start text:name="__DdeLink__1831_613422522"/><text:span text:style-name="T3">{% load static %} </text:span><text:bookmark-end text:name="__DdeLink__1831_613422522"/><text:line-break/><text:span text:style-name="T12">&lt;!DOCTYPE </text:span><text:span text:style-name="T13">html</text:span><text:span text:style-name="T12">&gt;</text:span><text:line-break/><text:span text:style-name="T12">&lt;html </text:span><text:span text:style-name="T13">lang</text:span><text:span text:style-name="T14">="en"</text:span><text:span text:style-name="T12">&gt;</text:span><text:line-break/><text:span text:style-name="T12"> <text:s/>&lt;head&gt;</text:span></text:p>
      <text:p text:style-name="P20">…</text:p>
      <text:p text:style-name="P13"/>
      <text:p text:style-name="P14"><text:span text:style-name="T12">&lt;link </text:span><text:span text:style-name="T13">rel</text:span><text:span text:style-name="T14">="stylesheet" </text:span><text:span text:style-name="T13">href</text:span><text:span text:style-name="T14">="{% static 'css/bootstrap.min.css' %}" </text:span><text:span text:style-name="T12">&gt;</text:span></text:p>
      <text:p text:style-name="P13"/>
      <text:p text:style-name="P14"><text:span text:style-name="T12">&lt;a </text:span><text:span text:style-name="T13">href</text:span><text:span text:style-name="T14">="{% url 'index' %}" </text:span><text:span text:style-name="T13">class</text:span><text:span text:style-name="T14">="navbar-brand"</text:span><text:span text:style-name="T12">&gt;&lt;img </text:span><text:span text:style-name="T13">src</text:span><text:span text:style-name="T14">="{% static 'img/logo.png' %}" </text:span><text:span text:style-name="T13">alt</text:span><text:span text:style-name="T14">=""</text:span><text:span text:style-name="T12">&gt;&lt;/a&gt;</text:span></text:p>
      <text:p text:style-name="P13"/>
      <text:p text:style-name="P14"><text:span text:style-name="T12">&lt;script </text:span><text:span text:style-name="T13">src</text:span><text:span text:style-name="T14">="{% static 'js/jquery-min.js' %}"</text:span><text:span text:style-name="T12">&gt;&lt;/script&gt;</text:span></text:p>
      <text:p text:style-name="P13"/>
      <text:p text:style-name="P13"><text:soft-page-break/>Inserindo dados de outro arquivo html</text:p>
      <text:p text:style-name="P13"/>
      <text:p text:style-name="P14"><text:span text:style-name="T3">{% extends 'base.html' %}</text:span><text:line-break/><text:span text:style-name="T3">{% load static %}</text:span><text:line-break/><text:line-break/><text:span text:style-name="T3">{% block content %}</text:span><text:line-break/><text:span text:style-name="T15">&lt;!-- Hero Area Start --&gt;</text:span><text:line-break/><text:span text:style-name="T15"> <text:s text:c="5"/>&lt;!-- Hero Area End --&gt;</text:span><text:line-break/><text:line-break/><text:line-break/><text:span text:style-name="T15"> <text:s text:c="3"/>&lt;!-- Header Area wrapper End --&gt;</text:span><text:line-break/><text:span text:style-name="T15"> <text:s text:c="3"/></text:span><text:span text:style-name="T3">{% include 'hero.html' %}</text:span><text:line-break/><text:span text:style-name="T3"> <text:s text:c="3"/></text:span><text:span text:style-name="T15">&lt;!-- Services Section Start --&gt;</text:span><text:line-break/><text:span text:style-name="T15"> <text:s text:c="3"/></text:span><text:span text:style-name="T3">{% include 'servicos.html' %}</text:span><text:line-break/><text:span text:style-name="T3"> <text:s text:c="3"/></text:span><text:span text:style-name="T15">&lt;!-- Services Section End --&gt;</text:span><text:line-break/><text:line-break/><text:span text:style-name="T15"> <text:s text:c="3"/>&lt;!-- About Section start --&gt;</text:span><text:line-break/><text:line-break/><text:span text:style-name="T15"> <text:s text:c="3"/></text:span><text:span text:style-name="T3">{% include 'about.html' %}</text:span><text:line-break/><text:line-break/><text:span text:style-name="T3"> <text:s text:c="3"/></text:span><text:span text:style-name="T15">&lt;!-- About Section End --&gt;</text:span><text:line-break/><text:line-break/><text:span text:style-name="T15"> <text:s text:c="3"/>&lt;!-- Features Section Start --&gt;</text:span><text:line-break/><text:line-break/><text:span text:style-name="T15"> <text:s text:c="3"/></text:span><text:span text:style-name="T3">{% include 'features.html' %}</text:span><text:line-break/><text:line-break/><text:span text:style-name="T3"> <text:s text:c="3"/></text:span><text:span text:style-name="T15">&lt;!-- Features Section End --&gt;</text:span><text:line-break/><text:line-break/><text:span text:style-name="T15"> <text:s text:c="3"/>&lt;!-- Team Section Start --&gt;</text:span><text:line-break/><text:line-break/><text:span text:style-name="T15"> <text:s text:c="3"/></text:span><text:span text:style-name="T3">{% include 'team.html' %}</text:span><text:line-break/><text:line-break/><text:span text:style-name="T3"> <text:s text:c="3"/></text:span><text:span text:style-name="T15">&lt;!-- Team Section End --&gt;</text:span><text:line-break/><text:line-break/><text:span text:style-name="T15"> <text:s text:c="3"/>&lt;!-- Pricing section Start --&gt;</text:span><text:line-break/><text:line-break/><text:span text:style-name="T15"> <text:s text:c="3"/></text:span><text:span text:style-name="T3">{% include 'pricing.html' %}</text:span><text:line-break/><text:line-break/><text:span text:style-name="T3"> <text:s text:c="3"/></text:span><text:span text:style-name="T15">&lt;!-- Pricing Table Section End --&gt;</text:span><text:line-break/><text:line-break/><text:span text:style-name="T15"> <text:s text:c="3"/>&lt;!-- Testimonial Section Start --&gt;</text:span><text:line-break/><text:line-break/><text:span text:style-name="T15"> <text:s text:c="3"/></text:span><text:span text:style-name="T3">{% include 'testimonial.html' %}</text:span><text:line-break/><text:line-break/><text:span text:style-name="T3"> <text:s text:c="3"/></text:span><text:span text:style-name="T15">&lt;!-- Testimonial Section End --&gt;</text:span><text:line-break/><text:line-break/><text:span text:style-name="T15"> <text:s text:c="3"/>&lt;!-- Call To Action Section Start --&gt;</text:span><text:line-break/><text:line-break/><text:span text:style-name="T15"> <text:s text:c="3"/></text:span><text:span text:style-name="T3">{% include 'call.html' %}</text:span><text:line-break/><text:line-break/><text:span text:style-name="T3"> <text:s text:c="3"/></text:span><text:span text:style-name="T15">&lt;!-- Call To Action Section Start --&gt;</text:span><text:line-break/><text:line-break/><text:span text:style-name="T15"> <text:s text:c="3"/>&lt;!-- Contact Section Start --&gt;</text:span><text:line-break/><text:line-break/><text:span text:style-name="T15"> <text:s text:c="3"/></text:span><text:span text:style-name="T3">{% include 'contact.html' %}</text:span><text:line-break/><text:line-break/><text:span text:style-name="T3"> <text:s text:c="3"/></text:span><text:span text:style-name="T15">&lt;!-- Contact Section End --&gt;</text:span><text:line-break/><text:soft-page-break/><text:line-break/><text:span text:style-name="T3">{% endblock %}</text:span></text:p>
      <text:p text:style-name="P13"/>
      <text:list xml:id="list131333882026528" text:continue-numbering="true" text:style-name="L1">
        <text:list-item>
          <text:p text:style-name="P23">Definindo os Models</text:p>
        </text:list-item>
      </text:list>
      <text:p text:style-name="P6"><text:span text:style-name="T6">from </text:span><text:span text:style-name="T2">django.db </text:span><text:span text:style-name="T6">import </text:span><text:span text:style-name="T2">models</text:span><text:line-break/><text:line-break/><text:span text:style-name="T6">from </text:span><text:span text:style-name="T2">stdimage.models </text:span><text:span text:style-name="T6">import </text:span><text:span text:style-name="T2">StdImageField</text:span><text:line-break/><text:line-break/><text:span text:style-name="T6">import </text:span><text:span text:style-name="T2">uuid</text:span><text:line-break/><text:line-break/><text:span text:style-name="T6">def </text:span><text:span text:style-name="T21">get_file_path</text:span><text:span text:style-name="T2">(_instance</text:span><text:span text:style-name="T6">, </text:span><text:span text:style-name="T2">filename):</text:span><text:line-break/><text:span text:style-name="T2"> <text:s text:c="3"/>ext = filename.split(</text:span><text:span text:style-name="T4">'.'</text:span><text:span text:style-name="T2">)</text:span><text:line-break/><text:span text:style-name="T2"> <text:s text:c="3"/>filename = </text:span><text:span text:style-name="T4">f'</text:span><text:span text:style-name="T6">{</text:span><text:span text:style-name="T2">uuid.uuid4()</text:span><text:span text:style-name="T6">}</text:span><text:span text:style-name="T4">.</text:span><text:span text:style-name="T6">{</text:span><text:span text:style-name="T2">ext</text:span><text:span text:style-name="T6">}</text:span><text:span text:style-name="T4">'</text:span><text:line-break/><text:span text:style-name="T4"> <text:s text:c="3"/></text:span><text:span text:style-name="T6">return </text:span><text:span text:style-name="T2">filename</text:span><text:line-break/><text:line-break/><text:line-break/><text:span text:style-name="T6">class </text:span><text:span text:style-name="T2">Base(models.Model):</text:span><text:line-break/><text:span text:style-name="T2"> <text:s text:c="3"/>criados = models.DateField(</text:span><text:span text:style-name="T4">'Criação'</text:span><text:span text:style-name="T6">, </text:span><text:span text:style-name="T11">auto_now_add</text:span><text:span text:style-name="T2">=</text:span><text:span text:style-name="T6">True</text:span><text:span text:style-name="T2">)</text:span><text:line-break/><text:span text:style-name="T2"> <text:s text:c="3"/>modificado = models.DateField(</text:span><text:span text:style-name="T4">'Atualizaçao'</text:span><text:span text:style-name="T6">, </text:span><text:span text:style-name="T11">auto_now</text:span><text:span text:style-name="T2">=</text:span><text:span text:style-name="T6">True</text:span><text:span text:style-name="T2">)</text:span><text:line-break/><text:span text:style-name="T2"> <text:s text:c="3"/>ativo = models.BooleanField(</text:span><text:span text:style-name="T4">'Ativo'</text:span><text:span text:style-name="T6">, </text:span><text:span text:style-name="T11">default</text:span><text:span text:style-name="T2">=</text:span><text:span text:style-name="T6">True</text:span><text:span text:style-name="T2">)</text:span><text:line-break/><text:span text:style-name="T2"> <text:s text:c="3"/></text:span><text:span text:style-name="T6">class </text:span><text:span text:style-name="T2">Meta:</text:span><text:line-break/><text:span text:style-name="T2"> <text:s text:c="7"/>abstract=</text:span><text:span text:style-name="T6">True</text:span><text:line-break/><text:line-break/><text:line-break/><text:span text:style-name="T6">class </text:span><text:span text:style-name="T2">Servico(Base):</text:span><text:line-break/><text:span text:style-name="T2"> <text:s text:c="3"/>ICONE_CHOICES = (</text:span><text:line-break/><text:span text:style-name="T2"> <text:s text:c="7"/>(</text:span><text:span text:style-name="T4">'lni-cog'</text:span><text:span text:style-name="T6">, </text:span><text:span text:style-name="T4">'Engrenagem'</text:span><text:span text:style-name="T2">)</text:span><text:span text:style-name="T6">,</text:span><text:line-break/><text:span text:style-name="T6"> <text:s text:c="7"/></text:span><text:span text:style-name="T2">(</text:span><text:span text:style-name="T4">'lni-stats-up'</text:span><text:span text:style-name="T6">, </text:span><text:span text:style-name="T4">'Gráfico'</text:span><text:span text:style-name="T2">)</text:span><text:span text:style-name="T6">,</text:span><text:line-break/><text:span text:style-name="T6"> <text:s text:c="7"/></text:span><text:span text:style-name="T2">(</text:span><text:span text:style-name="T4">'lni-users'</text:span><text:span text:style-name="T6">, </text:span><text:span text:style-name="T4">'Usuários'</text:span><text:span text:style-name="T2">)</text:span><text:span text:style-name="T6">,</text:span><text:line-break/><text:span text:style-name="T6"> <text:s text:c="7"/></text:span><text:span text:style-name="T2">(</text:span><text:span text:style-name="T4">'lni-layers'</text:span><text:span text:style-name="T6">, </text:span><text:span text:style-name="T4">'Design'</text:span><text:span text:style-name="T2">)</text:span><text:span text:style-name="T6">,</text:span><text:line-break/><text:span text:style-name="T6"> <text:s text:c="7"/></text:span><text:span text:style-name="T2">(</text:span><text:span text:style-name="T4">'lni-mobile'</text:span><text:span text:style-name="T6">, </text:span><text:span text:style-name="T4">'Mobile'</text:span><text:span text:style-name="T2">)</text:span><text:span text:style-name="T6">,</text:span><text:line-break/><text:span text:style-name="T6"> <text:s text:c="7"/></text:span><text:span text:style-name="T2">(</text:span><text:span text:style-name="T4">'lni-rocket'</text:span><text:span text:style-name="T6">, </text:span><text:span text:style-name="T4">'Foguete'</text:span><text:span text:style-name="T2">)</text:span><text:span text:style-name="T6">,</text:span><text:line-break/><text:span text:style-name="T6"> <text:s text:c="3"/></text:span><text:span text:style-name="T2">)</text:span><text:line-break/><text:line-break/><text:span text:style-name="T2"> <text:s text:c="3"/>servico = models.CharField(</text:span><text:span text:style-name="T4">'Serviço'</text:span><text:span text:style-name="T6">, </text:span><text:span text:style-name="T11">max_length</text:span><text:span text:style-name="T2">=</text:span><text:span text:style-name="T16">100</text:span><text:span text:style-name="T2">)</text:span><text:line-break/><text:span text:style-name="T2"> <text:s text:c="3"/>descricao = models.TextField(</text:span><text:span text:style-name="T4">'Descrição'</text:span><text:span text:style-name="T6">, </text:span><text:span text:style-name="T11">max_length</text:span><text:span text:style-name="T2">=</text:span><text:span text:style-name="T16">200</text:span><text:span text:style-name="T2">)</text:span><text:line-break/><text:span text:style-name="T2"> <text:s text:c="3"/>icone = models.CharField(</text:span><text:span text:style-name="T4">'Icone'</text:span><text:span text:style-name="T6">, </text:span><text:span text:style-name="T11">max_length</text:span><text:span text:style-name="T2">=</text:span><text:span text:style-name="T16">12</text:span><text:span text:style-name="T6">, </text:span><text:span text:style-name="T11">choices</text:span><text:span text:style-name="T2">=ICONE_CHOICES)</text:span><text:line-break/><text:line-break/><text:span text:style-name="T2"> <text:s text:c="3"/></text:span><text:span text:style-name="T6">class </text:span><text:span text:style-name="T2">Meta:</text:span><text:line-break/><text:span text:style-name="T2"> <text:s text:c="7"/>verbose_name = </text:span><text:span text:style-name="T4">'Serviço'</text:span><text:line-break/><text:span text:style-name="T4"> <text:s text:c="7"/></text:span><text:span text:style-name="T2">verbose_name_plural = </text:span><text:span text:style-name="T4">'Serviços'</text:span><text:line-break/><text:line-break/><text:span text:style-name="T4"> <text:s text:c="3"/></text:span><text:span text:style-name="T6">def </text:span><text:span text:style-name="T17">__str__</text:span><text:span text:style-name="T2">(</text:span><text:span text:style-name="T18">self</text:span><text:span text:style-name="T2">):</text:span><text:line-break/><text:span text:style-name="T2"> <text:s text:c="7"/></text:span><text:span text:style-name="T6">return </text:span><text:span text:style-name="T18">self</text:span><text:span text:style-name="T2">.servico</text:span><text:line-break/><text:line-break/><text:span text:style-name="T6">class </text:span><text:span text:style-name="T2">Cargo(Base):</text:span><text:line-break/><text:span text:style-name="T2"> <text:s text:c="3"/>cargo = models.CharField(</text:span><text:span text:style-name="T4">'Cargo'</text:span><text:span text:style-name="T6">, </text:span><text:span text:style-name="T11">max_length</text:span><text:span text:style-name="T2">=</text:span><text:span text:style-name="T16">100</text:span><text:span text:style-name="T2">)</text:span><text:line-break/><text:line-break/><text:span text:style-name="T2"> <text:s text:c="3"/></text:span><text:span text:style-name="T6">class </text:span><text:span text:style-name="T2">Meta:</text:span><text:line-break/><text:span text:style-name="T2"> <text:s text:c="7"/>verbose_name = </text:span><text:span text:style-name="T4">'Cargo'</text:span><text:line-break/><text:span text:style-name="T4"> <text:s text:c="7"/></text:span><text:span text:style-name="T2">verbose_name_plural = </text:span><text:span text:style-name="T4">'Cargos'</text:span><text:line-break/><text:line-break/><text:span text:style-name="T4"> <text:s text:c="3"/></text:span><text:span text:style-name="T6">def </text:span><text:span text:style-name="T17">__str__</text:span><text:span text:style-name="T2">(</text:span><text:span text:style-name="T18">self</text:span><text:span text:style-name="T2">):</text:span><text:line-break/><text:span text:style-name="T2"> <text:s text:c="7"/></text:span><text:span text:style-name="T6">return </text:span><text:span text:style-name="T18">self</text:span><text:span text:style-name="T2">.cargo</text:span><text:line-break/><text:line-break/><text:span text:style-name="T6">class </text:span><text:span text:style-name="T2">Equipe(Base):</text:span><text:line-break/><text:span text:style-name="T2"> <text:s text:c="3"/>nome = models.CharField(</text:span><text:span text:style-name="T4">'Nome'</text:span><text:span text:style-name="T6">, </text:span><text:span text:style-name="T11">max_length</text:span><text:span text:style-name="T2">=</text:span><text:span text:style-name="T16">100</text:span><text:span text:style-name="T2">)</text:span><text:line-break/><text:span text:style-name="T2"> <text:s text:c="3"/>cargo = models.ForeignKey(</text:span><text:span text:style-name="T4">'core.Cargo'</text:span><text:span text:style-name="T6">, </text:span><text:span text:style-name="T11">verbose_name</text:span><text:span text:style-name="T2">=</text:span><text:span text:style-name="T4">'Cargo'</text:span><text:span text:style-name="T6">, </text:span><text:span text:style-name="T11">on_delete</text:span><text:span text:style-name="T2">=models.CASCADE)</text:span><text:line-break/><text:soft-page-break/><text:span text:style-name="T2"> <text:s text:c="3"/>bio = models.TextField(</text:span><text:span text:style-name="T4">'Bio'</text:span><text:span text:style-name="T6">, </text:span><text:span text:style-name="T11">max_length</text:span><text:span text:style-name="T2">=</text:span><text:span text:style-name="T16">200</text:span><text:span text:style-name="T2">)</text:span><text:line-break/><text:span text:style-name="T2"> <text:s text:c="3"/>imagem = StdImageField(</text:span><text:span text:style-name="T4">'Imagem'</text:span><text:span text:style-name="T6">, </text:span><text:span text:style-name="T11">upload_to</text:span><text:span text:style-name="T2">=get_file_path</text:span><text:span text:style-name="T6">, </text:span><text:span text:style-name="T11">variations </text:span><text:span text:style-name="T2">= {</text:span><text:span text:style-name="T4">'thumb'</text:span><text:span text:style-name="T2">: {</text:span><text:span text:style-name="T4">'width'</text:span><text:span text:style-name="T2">: </text:span><text:span text:style-name="T16">480</text:span><text:span text:style-name="T6">, </text:span><text:span text:style-name="T4">'height'</text:span><text:span text:style-name="T2">: </text:span><text:span text:style-name="T16">480</text:span><text:span text:style-name="T6">, </text:span><text:span text:style-name="T4">'crop'</text:span><text:span text:style-name="T2">: </text:span><text:span text:style-name="T6">True</text:span><text:span text:style-name="T2">}})</text:span><text:line-break/><text:span text:style-name="T2"> <text:s text:c="3"/>facebook = models.CharField(</text:span><text:span text:style-name="T4">'Facebook'</text:span><text:span text:style-name="T6">, </text:span><text:span text:style-name="T11">max_length</text:span><text:span text:style-name="T2">=</text:span><text:span text:style-name="T16">100</text:span><text:span text:style-name="T6">, </text:span><text:span text:style-name="T11">default </text:span><text:span text:style-name="T2">= </text:span><text:span text:style-name="T4">'#'</text:span><text:span text:style-name="T2">)</text:span><text:line-break/><text:span text:style-name="T2"> <text:s text:c="3"/>twitter = models.CharField(</text:span><text:span text:style-name="T4">'Twitter'</text:span><text:span text:style-name="T6">, </text:span><text:span text:style-name="T11">max_length</text:span><text:span text:style-name="T2">=</text:span><text:span text:style-name="T16">100</text:span><text:span text:style-name="T6">, </text:span><text:span text:style-name="T11">default</text:span><text:span text:style-name="T2">=</text:span><text:span text:style-name="T4">'#'</text:span><text:span text:style-name="T2">)</text:span><text:line-break/><text:span text:style-name="T2"> <text:s text:c="3"/>instagram = models.CharField(</text:span><text:span text:style-name="T4">'Instagram'</text:span><text:span text:style-name="T6">, </text:span><text:span text:style-name="T11">max_length</text:span><text:span text:style-name="T2">=</text:span><text:span text:style-name="T16">100</text:span><text:span text:style-name="T6">, </text:span><text:span text:style-name="T11">default</text:span><text:span text:style-name="T2">=</text:span><text:span text:style-name="T4">'#'</text:span><text:span text:style-name="T2">)</text:span><text:line-break/><text:line-break/><text:span text:style-name="T2"> <text:s text:c="3"/></text:span><text:span text:style-name="T6">class </text:span><text:span text:style-name="T2">Meta:</text:span><text:line-break/><text:span text:style-name="T2"> <text:s text:c="7"/>verbose_name = </text:span><text:span text:style-name="T4">'Equipe'</text:span><text:line-break/><text:span text:style-name="T4"> <text:s text:c="7"/></text:span><text:span text:style-name="T2">verbose_name_plural = </text:span><text:span text:style-name="T4">'Equipes'</text:span><text:line-break/><text:line-break/><text:span text:style-name="T4"> <text:s text:c="3"/></text:span><text:span text:style-name="T6">def </text:span><text:span text:style-name="T17">__int__</text:span><text:span text:style-name="T2">(</text:span><text:span text:style-name="T18">self</text:span><text:span text:style-name="T2">):</text:span><text:line-break/><text:span text:style-name="T2"> <text:s text:c="7"/></text:span><text:span text:style-name="T6">return </text:span><text:span text:style-name="T18">self</text:span><text:span text:style-name="T2">.nome</text:span></text:p>
      <text:p text:style-name="P10"/>
      <text:p text:style-name="P5"/>
      <text:p text:style-name="P7"/>
      <text:list xml:id="list131334772458620" text:continue-numbering="true" text:style-name="L1">
        <text:list-item>
          <text:p text:style-name="P24">Configurando o Admin</text:p>
        </text:list-item>
      </text:list>
      <text:p text:style-name="P15"/>
      <text:p text:style-name="P16"><text:span text:style-name="T8">from </text:span><text:span text:style-name="T3">django.contrib </text:span><text:span text:style-name="T8">import </text:span><text:span text:style-name="T3">admin</text:span><text:line-break/><text:line-break/><text:span text:style-name="T8">from </text:span><text:span text:style-name="T3">.models </text:span><text:span text:style-name="T8">import </text:span><text:span text:style-name="T3">Cargo</text:span><text:span text:style-name="T8">, </text:span><text:span text:style-name="T3">Servico</text:span><text:span text:style-name="T8">, </text:span><text:span text:style-name="T3">Equipe</text:span><text:line-break/><text:line-break/><text:span text:style-name="T20">@admin.register</text:span><text:span text:style-name="T3">(Cargo)</text:span><text:line-break/><text:span text:style-name="T8">class </text:span><text:span text:style-name="T3">CargoAdmin(admin.ModelAdmin):</text:span><text:line-break/><text:span text:style-name="T3"> <text:s text:c="3"/>list_display = (</text:span><text:span text:style-name="T5">'cargo'</text:span><text:span text:style-name="T8">, </text:span><text:span text:style-name="T5">'ativo'</text:span><text:span text:style-name="T8">, </text:span><text:span text:style-name="T5">'modificado'</text:span><text:span text:style-name="T3">)</text:span><text:line-break/><text:line-break/><text:span text:style-name="T20">@admin.register</text:span><text:span text:style-name="T3">(Servico)</text:span><text:line-break/><text:span text:style-name="T8">class </text:span><text:span text:style-name="T3">ServicoAdmin(admin.ModelAdmin):</text:span><text:line-break/><text:span text:style-name="T3"> <text:s text:c="3"/>list_display = (</text:span><text:span text:style-name="T5">'servico'</text:span><text:span text:style-name="T8">, </text:span><text:span text:style-name="T5">'icone'</text:span><text:span text:style-name="T8">, </text:span><text:span text:style-name="T5">'ativo'</text:span><text:span text:style-name="T8">, </text:span><text:span text:style-name="T5">'modificado'</text:span><text:span text:style-name="T3">)</text:span><text:line-break/><text:line-break/><text:span text:style-name="T20">@admin.register</text:span><text:span text:style-name="T3">(Equipe):</text:span><text:line-break/><text:span text:style-name="T8">class </text:span><text:span text:style-name="T3">EquipeAdmin(admin.ModelAdmin):</text:span><text:line-break/><text:span text:style-name="T3"> <text:s text:c="3"/>list_display = (</text:span><text:span text:style-name="T5">'nome'</text:span><text:span text:style-name="T8">, </text:span><text:span text:style-name="T5">'cargo'</text:span><text:span text:style-name="T8">, </text:span><text:span text:style-name="T5">'ativo'</text:span><text:span text:style-name="T8">,</text:span><text:span text:style-name="T5">'modificado'</text:span><text:span text:style-name="T3">)</text:span></text:p>
      <text:p text:style-name="P15"/>
      <text:list xml:id="list131334556747771" text:continue-numbering="true" text:style-name="L1">
        <text:list-item>
          <text:p text:style-name="P25">Carregando dados do Banco de Dados no HTML</text:p>
        </text:list-item>
      </text:list>
      <text:p text:style-name="P17"/>
      <text:p text:style-name="P18">Ajustando views.py para passar os dados de contexto</text:p>
      <text:p text:style-name="P18"/>
      <text:p text:style-name="P19"><text:span text:style-name="T8">from </text:span><text:span text:style-name="T3">django.views.generic </text:span><text:span text:style-name="T8">import </text:span><text:span text:style-name="T3">TemplateView</text:span><text:line-break/><text:line-break/><text:span text:style-name="T8">from </text:span><text:span text:style-name="T3">.models </text:span><text:span text:style-name="T8">import </text:span><text:span text:style-name="T3">Servico</text:span><text:span text:style-name="T8">, </text:span><text:span text:style-name="T3">Equipe</text:span><text:line-break/><text:line-break/><text:span text:style-name="T8">class </text:span><text:span text:style-name="T3">IndexView(TemplateView):</text:span><text:line-break/><text:span text:style-name="T3"> <text:s text:c="3"/>template_name = </text:span><text:span text:style-name="T5">'index.html'</text:span><text:line-break/><text:line-break/><text:span text:style-name="T5"> <text:s text:c="3"/></text:span><text:span text:style-name="T8">def </text:span><text:span text:style-name="T22">get_context_data</text:span><text:span text:style-name="T3">(</text:span><text:span text:style-name="T19">self</text:span><text:span text:style-name="T8">, </text:span><text:span text:style-name="T3">**kwargs):</text:span><text:line-break/><text:span text:style-name="T3"> <text:s text:c="7"/>context = </text:span><text:span text:style-name="T23">super</text:span><text:span text:style-name="T3">(IndexView</text:span><text:span text:style-name="T8">, </text:span><text:span text:style-name="T19">self</text:span><text:span text:style-name="T3">).get_context_data(**kwargs)</text:span><text:line-break/><text:span text:style-name="T3"> <text:s text:c="7"/>context[</text:span><text:span text:style-name="T5">'servicos'</text:span><text:span text:style-name="T3">] = Servico.objects.order_by(</text:span><text:span text:style-name="T5">'?'</text:span><text:span text:style-name="T3">).all()</text:span><text:line-break/><text:span text:style-name="T3"> <text:s text:c="7"/>context[</text:span><text:span text:style-name="T5">'equipes'</text:span><text:span text:style-name="T3">] = Equipe.objects.all()</text:span><text:line-break/><text:line-break/><text:span text:style-name="T3"> <text:s text:c="7"/></text:span><text:span text:style-name="T8">return </text:span><text:span text:style-name="T3">context</text:span></text:p>
      <text:p text:style-name="P18"/>
      <text:p text:style-name="P18">Arquivo servicos.html</text:p>
      <text:p text:style-name="P18"/>
      <text:p text:style-name="P19"><text:span text:style-name="T3">{% load static %}</text:span><text:line-break/><text:line-break/><text:span text:style-name="T12">&lt;section </text:span><text:span text:style-name="T13">id</text:span><text:span text:style-name="T14">="services" </text:span><text:span text:style-name="T13">class</text:span><text:span text:style-name="T14">="section-padding"</text:span><text:span text:style-name="T12">&gt;</text:span><text:line-break/><text:span text:style-name="T12"> <text:s text:c="5"/>&lt;div </text:span><text:span text:style-name="T13">class</text:span><text:span text:style-name="T14">="container"</text:span><text:span text:style-name="T12">&gt;</text:span><text:line-break/><text:soft-page-break/><text:span text:style-name="T12"> <text:s text:c="7"/>&lt;div </text:span><text:span text:style-name="T13">class</text:span><text:span text:style-name="T14">="section-header text-center"</text:span><text:span text:style-name="T12">&gt;</text:span><text:line-break/><text:span text:style-name="T12"> <text:s text:c="9"/>&lt;h2 </text:span><text:span text:style-name="T13">class</text:span><text:span text:style-name="T14">="section-title wow fadeInDown" </text:span><text:span text:style-name="T13">data-wow-delay</text:span><text:span text:style-name="T14">="0.3s"</text:span><text:span text:style-name="T12">&gt;</text:span><text:span text:style-name="T3">Nossos Serviços</text:span><text:span text:style-name="T12">&lt;/h2&gt;</text:span><text:line-break/><text:span text:style-name="T12"> <text:s text:c="9"/>&lt;div </text:span><text:span text:style-name="T13">class</text:span><text:span text:style-name="T14">="shape wow fadeInDown" </text:span><text:span text:style-name="T13">data-wow-delay</text:span><text:span text:style-name="T14">="0.3s"</text:span><text:span text:style-name="T12">&gt;&lt;/div&gt;</text:span><text:line-break/><text:span text:style-name="T12"> <text:s text:c="7"/>&lt;/div&gt;</text:span><text:line-break/><text:span text:style-name="T12"> <text:s text:c="7"/>&lt;div </text:span><text:span text:style-name="T13">class</text:span><text:span text:style-name="T14">="row"</text:span><text:span text:style-name="T12">&gt;</text:span><text:line-break/><text:line-break/><text:span text:style-name="T12"> <text:s text:c="9"/></text:span><text:span text:style-name="T3">{% for s in servicos %}</text:span><text:line-break/><text:span text:style-name="T3"> <text:s text:c="9"/></text:span><text:span text:style-name="T15">&lt;!-- Services item --&gt;</text:span><text:line-break/><text:span text:style-name="T15"> <text:s text:c="9"/></text:span><text:span text:style-name="T12">&lt;div </text:span><text:span text:style-name="T13">class</text:span><text:span text:style-name="T14">="col-md-6 col-lg-4 col-xs-12"</text:span><text:span text:style-name="T12">&gt;</text:span><text:line-break/><text:span text:style-name="T12"> <text:s text:c="11"/>&lt;div </text:span><text:span text:style-name="T13">class</text:span><text:span text:style-name="T14">="services-item wow fadeInRight" </text:span><text:span text:style-name="T13">data-wow-delay</text:span><text:span text:style-name="T14">="0.3s"</text:span><text:span text:style-name="T12">&gt;</text:span><text:line-break/><text:span text:style-name="T12"> <text:s text:c="13"/>&lt;div </text:span><text:span text:style-name="T13">class</text:span><text:span text:style-name="T14">="icon"</text:span><text:span text:style-name="T12">&gt;</text:span><text:line-break/><text:span text:style-name="T12"> <text:s text:c="15"/>&lt;i </text:span><text:span text:style-name="T13">class</text:span><text:span text:style-name="T14">="{{ s.icone }}"</text:span><text:span text:style-name="T12">&gt;&lt;/i&gt;</text:span><text:line-break/><text:span text:style-name="T12"> <text:s text:c="13"/>&lt;/div&gt;</text:span><text:line-break/><text:span text:style-name="T12"> <text:s text:c="13"/>&lt;div </text:span><text:span text:style-name="T13">class</text:span><text:span text:style-name="T14">="services-content"</text:span><text:span text:style-name="T12">&gt;</text:span><text:line-break/><text:span text:style-name="T12"> <text:s text:c="15"/>&lt;h3&gt;&lt;a </text:span><text:span text:style-name="T13">href</text:span><text:span text:style-name="T14">="#"</text:span><text:span text:style-name="T12">&gt;</text:span><text:span text:style-name="T3">{{ s.servico }}</text:span><text:span text:style-name="T12">&lt;/a&gt;&lt;/h3&gt;</text:span><text:line-break/><text:span text:style-name="T12"> <text:s text:c="15"/>&lt;p&gt;</text:span><text:span text:style-name="T3">{{ s.descricao }}</text:span><text:span text:style-name="T12">&lt;/p&gt;</text:span><text:line-break/><text:span text:style-name="T12"> <text:s text:c="13"/>&lt;/div&gt;</text:span><text:line-break/><text:span text:style-name="T12"> <text:s text:c="11"/>&lt;/div&gt;</text:span><text:line-break/><text:span text:style-name="T12"> <text:s text:c="9"/>&lt;/div&gt;</text:span><text:line-break/><text:span text:style-name="T12"> <text:s text:c="9"/></text:span><text:span text:style-name="T3">{% endfor %}</text:span><text:line-break/><text:line-break/><text:line-break/><text:span text:style-name="T3"> <text:s text:c="7"/></text:span><text:span text:style-name="T12">&lt;/div&gt;</text:span><text:line-break/><text:span text:style-name="T12"> <text:s text:c="5"/>&lt;/div&gt;</text:span><text:line-break/><text:span text:style-name="T12"> <text:s text:c="3"/>&lt;/section&gt;</text:span></text:p>
      <text:p text:style-name="P18"/>
      <text:p text:style-name="P18">Arquivo team.html</text:p>
      <text:p text:style-name="P18"/>
      <text:p text:style-name="P19"><text:span text:style-name="T3">{% load static %}</text:span><text:line-break/><text:line-break/><text:span text:style-name="T3"> <text:s text:c="3"/></text:span><text:span text:style-name="T12">&lt;section </text:span><text:span text:style-name="T13">id</text:span><text:span text:style-name="T14">="team" </text:span><text:span text:style-name="T13">class</text:span><text:span text:style-name="T14">="section-padding bg-gray"</text:span><text:span text:style-name="T12">&gt;</text:span><text:line-break/><text:span text:style-name="T12"> <text:s text:c="5"/>&lt;div </text:span><text:span text:style-name="T13">class</text:span><text:span text:style-name="T14">="container"</text:span><text:span text:style-name="T12">&gt;</text:span><text:line-break/><text:span text:style-name="T12"> <text:s text:c="7"/>&lt;div </text:span><text:span text:style-name="T13">class</text:span><text:span text:style-name="T14">="section-header text-center"</text:span><text:span text:style-name="T12">&gt;</text:span><text:line-break/><text:span text:style-name="T12"> <text:s text:c="9"/>&lt;h2 </text:span><text:span text:style-name="T13">class</text:span><text:span text:style-name="T14">="section-title wow fadeInDown" </text:span><text:span text:style-name="T13">data-wow-delay</text:span><text:span text:style-name="T14">="0.3s"</text:span><text:span text:style-name="T12">&gt;</text:span><text:span text:style-name="T3">Conheça nossa equipe</text:span><text:span text:style-name="T12">&lt;/h2&gt;</text:span><text:line-break/><text:span text:style-name="T12"> <text:s text:c="9"/>&lt;div </text:span><text:span text:style-name="T13">class</text:span><text:span text:style-name="T14">="shape wow fadeInDown" </text:span><text:span text:style-name="T13">data-wow-delay</text:span><text:span text:style-name="T14">="0.3s"</text:span><text:span text:style-name="T12">&gt;&lt;/div&gt;</text:span><text:line-break/><text:span text:style-name="T12"> <text:s text:c="7"/>&lt;/div&gt;</text:span><text:line-break/><text:span text:style-name="T12"> <text:s text:c="7"/>&lt;div </text:span><text:span text:style-name="T13">class</text:span><text:span text:style-name="T14">="row"</text:span><text:span text:style-name="T12">&gt;</text:span><text:line-break/><text:span text:style-name="T12"> <text:s text:c="9"/></text:span><text:span text:style-name="T3">{% for f in equipes %}</text:span><text:line-break/><text:line-break/><text:span text:style-name="T3"> <text:s text:c="9"/></text:span><text:span text:style-name="T12">&lt;div </text:span><text:span text:style-name="T13">class</text:span><text:span text:style-name="T14">="col-lg-6 col-md-12 col-xs-12"</text:span><text:span text:style-name="T12">&gt;</text:span><text:line-break/><text:line-break/><text:span text:style-name="T12"> <text:s text:c="11"/></text:span><text:span text:style-name="T15">&lt;!-- Team Item Starts --&gt;</text:span><text:line-break/><text:span text:style-name="T15"> <text:s text:c="11"/></text:span><text:span text:style-name="T12">&lt;div </text:span><text:span text:style-name="T13">class</text:span><text:span text:style-name="T14">="team-item wow fadeInRight" </text:span><text:span text:style-name="T13">data-wow-delay</text:span><text:span text:style-name="T14">="0.2s"</text:span><text:span text:style-name="T12">&gt;</text:span><text:line-break/><text:span text:style-name="T12"> <text:s text:c="13"/>&lt;div </text:span><text:span text:style-name="T13">class</text:span><text:span text:style-name="T14">="team-img"</text:span><text:span text:style-name="T12">&gt;</text:span><text:line-break/><text:span text:style-name="T12"> <text:s text:c="15"/>&lt;img </text:span><text:span text:style-name="T13">class</text:span><text:span text:style-name="T14">="img-fluid" </text:span><text:span text:style-name="T13">src</text:span><text:span text:style-name="T14">="{{ f.imagem.thumb.url }}" </text:span><text:span text:style-name="T13">alt</text:span><text:span text:style-name="T14">="{{ f.nome }}"</text:span><text:span text:style-name="T12">&gt;</text:span><text:line-break/><text:span text:style-name="T12"> <text:s text:c="13"/>&lt;/div&gt;</text:span><text:line-break/><text:span text:style-name="T12"> <text:s text:c="13"/>&lt;div </text:span><text:span text:style-name="T13">class</text:span><text:span text:style-name="T14">="contetn"</text:span><text:span text:style-name="T12">&gt;</text:span><text:line-break/><text:span text:style-name="T12"> <text:s text:c="15"/>&lt;div </text:span><text:span text:style-name="T13">class</text:span><text:span text:style-name="T14">="info-text"</text:span><text:span text:style-name="T12">&gt;</text:span><text:line-break/><text:span text:style-name="T12"> <text:s text:c="17"/>&lt;h3&gt;&lt;a </text:span><text:span text:style-name="T13">href</text:span><text:span text:style-name="T14">="#"</text:span><text:span text:style-name="T12">&gt;</text:span><text:span text:style-name="T3">{{ f.nome }}</text:span><text:span text:style-name="T12">&lt;/a&gt;&lt;/h3&gt;</text:span><text:line-break/><text:span text:style-name="T12"> <text:s text:c="17"/>&lt;p&gt;</text:span><text:span text:style-name="T3">{{ f.cargo }}</text:span><text:span text:style-name="T12">&lt;/p&gt;</text:span><text:line-break/><text:span text:style-name="T12"> <text:s text:c="15"/>&lt;/div&gt;</text:span><text:line-break/><text:span text:style-name="T12"> <text:s text:c="15"/>&lt;p&gt;</text:span><text:span text:style-name="T3">{{ f.bio }}</text:span><text:span text:style-name="T12">&lt;/p&gt;</text:span><text:line-break/><text:span text:style-name="T12"> <text:s text:c="15"/>&lt;ul </text:span><text:span text:style-name="T13">class</text:span><text:span text:style-name="T14">="social-icons"</text:span><text:span text:style-name="T12">&gt;</text:span><text:line-break/><text:span text:style-name="T12"> <text:s text:c="17"/>&lt;li&gt;&lt;a </text:span><text:span text:style-name="T13">href</text:span><text:span text:style-name="T14">="{{ f.facebook }}"</text:span><text:span text:style-name="T12">&gt;&lt;i </text:span><text:span text:style-name="T13">class</text:span><text:span text:style-name="T14">="lni-facebook-filled" </text:span><text:span text:style-name="T13">aria-hidden</text:span><text:span text:style-name="T14">="true"</text:span><text:span text:style-name="T12">&gt;&lt;/i&gt;&lt;/a&gt;&lt;/li&gt;</text:span><text:line-break/><text:span text:style-name="T12"> <text:s text:c="17"/>&lt;li&gt;&lt;a </text:span><text:span text:style-name="T13">href</text:span><text:span text:style-name="T14">="{{ f.twitter }}"</text:span><text:span text:style-name="T12">&gt;&lt;i </text:span><text:span text:style-name="T13">class</text:span><text:span text:style-name="T14">="lni-twitter-filled" </text:span><text:span text:style-name="T13">aria-hidden</text:span><text:span text:style-name="T14">="true"</text:span><text:span text:style-name="T12">&gt;&lt;/i&gt;&lt;/a&gt;&lt;/li&gt;</text:span><text:line-break/><text:span text:style-name="T12"> <text:s text:c="17"/>&lt;li&gt;&lt;a </text:span><text:span text:style-name="T13">href</text:span><text:span text:style-name="T14">="{{ f.instagram }}"</text:span><text:span text:style-name="T12">&gt;&lt;i </text:span><text:span text:style-name="T13">class</text:span><text:span text:style-name="T14">="lni-instagram-filled" </text:span><text:span text:style-name="T13">aria-</text:span><text:soft-page-break/><text:span text:style-name="T13">hidden</text:span><text:span text:style-name="T14">="true"</text:span><text:span text:style-name="T12">&gt;&lt;/i&gt;&lt;/a&gt;&lt;/li&gt;</text:span><text:line-break/><text:span text:style-name="T12"> <text:s text:c="15"/>&lt;/ul&gt;</text:span><text:line-break/><text:span text:style-name="T12"> <text:s text:c="13"/>&lt;/div&gt;</text:span><text:line-break/><text:span text:style-name="T12"> <text:s text:c="11"/>&lt;/div&gt;</text:span><text:line-break/><text:span text:style-name="T12"> <text:s text:c="11"/></text:span><text:span text:style-name="T15">&lt;!-- Team Item Ends --&gt;</text:span><text:line-break/><text:span text:style-name="T15"> <text:s text:c="9"/></text:span><text:span text:style-name="T12">&lt;/div&gt;</text:span><text:line-break/><text:span text:style-name="T12"> <text:s text:c="9"/></text:span><text:span text:style-name="T3">{% endfor %}</text:span><text:line-break/><text:line-break/><text:span text:style-name="T3"> <text:s text:c="7"/></text:span><text:span text:style-name="T12">&lt;/div&gt;</text:span><text:line-break/><text:span text:style-name="T12"> <text:s text:c="5"/>&lt;/div&gt;</text:span><text:line-break/><text:span text:style-name="T12"> <text:s text:c="3"/>&lt;/section&gt;</text:span></text:p>
      <text:p text:style-name="P18"/>
      <text:p text:style-name="P18"><text:a xlink:type="simple" xlink:href="https://django-portuguese.readthedocs.io/en/1.0/ref/templates/builtins.html" text:style-name="Internet_20_link" text:visited-style-name="Visited_20_Internet_20_Link">https://django-portuguese.readthedocs.io/en/1.0/ref/templates/builtins.html</text:a></text:p>
      <text:p text:style-name="P18"/>
      <text:list xml:id="list131334792371120" text:continue-numbering="true" text:style-name="L1">
        <text:list-item>
          <text:p text:style-name="P25">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1:22:49.429748717</meta:creation-date>
    <dc:date>2022-05-09T13:13:31.541716047</dc:date>
    <meta:editing-duration>PT3H24M43S</meta:editing-duration>
    <meta:editing-cycles>10</meta:editing-cycles>
    <meta:generator>LibreOffice/7.3.2.2$Linux_X86_64 LibreOffice_project/30$Build-2</meta:generator>
    <meta:document-statistic meta:table-count="0" meta:image-count="0" meta:object-count="0" meta:page-count="7" meta:paragraph-count="46" meta:word-count="847" meta:character-count="8982" meta:non-whitespace-character-count="6921"/>
  </office:meta>
</office:document-meta>
</file>